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3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(37:3-9, 11, 16-19, 21-31, 34, 37, 39-4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GODLY (37:3-9, 11, 16-19, 21-31, 34, 37, 39-4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they sow (37:3-5, 7-8, 16, 21, 30-31, 3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they sow (37:3-5, 7-8, 16, 21, 30-31, 37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trust in God (37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do good (37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delight in the Lord (37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commit their way to God (37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st in God (37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  <draw:frame draw:id="id96" presentation:style-name="a547" draw:name="Text Placeholder 3" svg:x="6.16319in" svg:y="2in" svg:width="4.61632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y refrain from anger (37:8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y are satisfied with little (37:16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y give generously (37:2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y speak wisely (37:3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y fill their hearts with God's law (37:31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y are honest and love peace (37:37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4" draw:style-name="a548" draw:master-page-name="Master1-Layout13-tx-Title-and-Text" presentation:presentation-page-layout-name="Master1-PPL13" draw:id="Slide-259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GODLY (37:3-9, 11, 16-19, 21-31, 34, 37, 39-40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at they sow (37:3-5, 7-8, 16, 21, 30-31, 37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at they reap (37:3-5, 6, 9, 11, 17-19, 22-29, 34, 37, 39-4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3" draw:master-page-name="Master1-Layout12-twoColTx-Title-and-2-Column-Text" presentation:presentation-page-layout-name="Master1-PPL12" draw:id="Slide-260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What they reap (37:3-5, 6, 9, 11, 17-19, 22-29, 34, 37, 39-40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021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live safely in the land (37:3, 11, 2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prosper (37:3, 11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receive the desires of their hearts (37: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seen as innocent and just (3 7: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1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ill inherit the land (37:9, 11, 22, 29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are upheld by the Lord (37:17, 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are cared for (37:17-1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will receive an eternal reward (37:18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re directed by the Lord (37:23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6" draw:style-name="a603" draw:master-page-name="Master1-Layout13-tx-Title-and-Text" presentation:presentation-page-layout-name="Master1-PPL13" draw:id="Slide-261">
        <draw:frame draw:id="id102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GODLY (37:3-9, 11, 16-19, 21-31, 34, 37, 39-40)<text:s text:c="1"/></text:span><text:span text:style-name="a605" text:class-names=""/></text:p>
          </draw:text-box>
          <svg:title/>
          <svg:desc/>
        </draw:frame>
        <draw:frame draw:id="id103" presentation:style-name="a629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at they sow (37:3-5, 7-8, 16, 21, 30-31, 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reap (37:3-5, 6, 9, 11, 17-19, 22-29, 34, 37, 39-4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children are a blessing (37:26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are protected (37:28, 39-40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will be honored (37:3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have a wonderful future (37:3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7" draw:style-name="a630" draw:master-page-name="Master1-Layout13-tx-Title-and-Text" presentation:presentation-page-layout-name="Master1-PPL13" draw:id="Slide-262">
        <draw:frame draw:id="id104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SALM 37<text:s text:c="1"/></text:span><text:span text:style-name="a632" text:class-names=""/></text:p>
          </draw:text-box>
          <svg:title/>
          <svg:desc/>
        </draw:frame>
        <draw:frame draw:id="id105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THE GODLY (37:3-9, 11, 16-19, 21-31, 34, 37, 39-4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GODLESS (37:1-2, 9-10, 12-15, 17, 20-22, 28, 32-33, 35-36, 3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8" draw:style-name="a645" draw:master-page-name="Master1-Layout1-title-Title-Slide" presentation:presentation-page-layout-name="Master1-PPL1" draw:id="Slide-263">
        <draw:frame draw:id="id106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THE GODLESS (37:1-2, 9-10, 12-15, 17, 20-22, 28, 32-33, 35-36, 38)<text:s text:c="1"/></text:span><text:span text:style-name="a647" text:class-names=""/></text:p>
          </draw:text-box>
          <svg:title/>
          <svg:desc/>
        </draw:frame>
        <draw:frame draw:id="id107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What they sow (37:12, 14, 21, 32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9" draw:style-name="a655" draw:master-page-name="Master1-Layout13-tx-Title-and-Text" presentation:presentation-page-layout-name="Master1-PPL13" draw:id="Slide-264">
        <draw:frame draw:id="id108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What they sow (37:12, 14, 21, 32)<text:s text:c="1"/></text:span><text:span text:style-name="a657" text:class-names=""/></text:p>
          </draw:text-box>
          <svg:title/>
          <svg:desc/>
        </draw:frame>
        <draw:frame draw:id="id109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y plot against the godly (37:12, 14, 32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y borrow and do not repay (37:21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0" draw:style-name="a670" draw:master-page-name="Master1-Layout13-tx-Title-and-Text" presentation:presentation-page-layout-name="Master1-PPL13" draw:id="Slide-265">
        <draw:frame draw:id="id110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GODLESS (37:1-2, 9-10, 12-15, 17, 20-22, 28, 32-33, 35-36, 38)<text:s text:c="1"/></text:span><text:span text:style-name="a672" text:class-names=""/></text:p>
          </draw:text-box>
          <svg:title/>
          <svg:desc/>
        </draw:frame>
        <draw:frame draw:id="id111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What they sow (37:12, 14, 21, 32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What they reap (37:1-2, 9-10, 13, 15, 17, 20, 22, 28, 33, 35-36, 3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woColTx-Title-and-2-Column-Text" presentation:presentation-page-layout-name="Master1-PPL12" draw:id="Slide-266">
        <draw:frame draw:id="id112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What they reap (37:1-2, 9-10, 13, 15, 17, 20, 22, 28, 33, 35-36, 38)<text:s text:c="1"/></text:span><text:span text:style-name="a687" text:class-names=""/></text:p>
          </draw:text-box>
          <svg:title/>
          <svg:desc/>
        </draw:frame>
        <draw:frame draw:id="id113" presentation:style-name="a702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y will disappear (37:1-2, 10, 35-36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y will be destroyed (37:9, 20, 22, 2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y are laughed at by the Lord (37:1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  <draw:frame draw:id="id114" presentation:style-name="a718" draw:name="Text Placeholder 3" svg:x="6.16319in" svg:y="2in" svg:width="4.61632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y will destroy themselves (37:15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ir strength will be shattered (37:17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y will not succeed (37:33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y have no future (37:38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2" draw:style-name="a719" draw:master-page-name="Master1-Layout13-tx-Title-and-Text" presentation:presentation-page-layout-name="Master1-PPL13" draw:id="Slide-267">
        <draw:frame draw:id="id11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GODLESS (37:1-2, 9-10, 12-15, 17, 20-22, 28, 32-33, 35-36, 38)<text:s text:c="1"/></text:span><text:span text:style-name="a721" text:class-names=""/></text:p>
          </draw:text-box>
          <svg:title/>
          <svg:desc/>
        </draw:frame>
        <draw:frame draw:id="id11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at they sow (37:12, 14, 21, 32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they reap (37:1-2, 9-10, 13, 15, 17, 20, 22, 28, 33, 35-36, 3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3" draw:style-name="a734" draw:master-page-name="Master1-Layout13-tx-Title-and-Text" presentation:presentation-page-layout-name="Master1-PPL13" draw:id="Slide-268">
        <draw:frame draw:id="id11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PSALM 37<text:s text:c="1"/></text:span><text:span text:style-name="a736" text:class-names=""/></text:p>
          </draw:text-box>
          <svg:title/>
          <svg:desc/>
        </draw:frame>
        <draw:frame draw:id="id118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GODLY (37:3-9, 11, 16-19, 21-31, 34, 37, 39-40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GODLESS (37:1-2, 9-10, 12-15, 17, 20-22, 28, 32-33, 35-36, 38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7 </dc:title>
    <meta:initial-creator>David STRICKLAND</meta:initial-creator>
    <dc:creator>David STRICKLAND</dc:creator>
    <meta:creation-date>2020-02-22T19:32:48Z</meta:creation-date>
    <dc:date>2020-02-22T19:32:48Z</dc:date>
    <meta:template xlink:href="BibleStudy" xlink:type="simple"/>
    <meta:editing-cycles>1</meta:editing-cycles>
    <meta:editing-duration>PT0S</meta:editing-duration>
    <meta:document-statistic meta:paragraph-count="61" meta:word-count="805"/>
  </office:meta>
</office:document-meta>
</file>